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ab3" officeooo:paragraph-rsid="00111ab3"/>
    </style:style>
    <style:style style:name="P2" style:family="paragraph" style:parent-style-name="Standard">
      <style:text-properties fo:font-weight="bold" officeooo:rsid="00111ab3" officeooo:paragraph-rsid="00111ab3" style:font-weight-asian="bold" style:font-weight-complex="bold"/>
    </style:style>
    <style:style style:name="P3" style:family="paragraph" style:parent-style-name="Standard">
      <style:text-properties fo:font-weight="bold" officeooo:rsid="00111ab3" officeooo:paragraph-rsid="001344a0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11ab3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11ab3" officeooo:paragraph-rsid="00177d16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11ab3" officeooo:paragraph-rsid="001344a0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weight="bold" officeooo:rsid="00111ab3" officeooo:paragraph-rsid="00190944" style:font-weight-asian="bold" style:font-weight-complex="bold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28c08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344a0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3fa80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45398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50307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5f225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77d16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190944" style:font-size-asian="8.75pt" style:font-weight-asian="normal" style:font-size-complex="10pt" style:font-weight-complex="normal"/>
    </style:style>
    <style:style style:name="T10" style:family="text">
      <style:text-properties fo:font-size="10pt" style:font-size-asian="8.75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git</text:p>
      <text:p text:style-name="P1"/>
      <text:p text:style-name="P6">git config --global user.name “nombre” // agrega nombre de usuario</text:p>
      <text:p text:style-name="P6">git config --global user.name // <text:s/>ver nombre de usuario</text:p>
      <text:p text:style-name="P6">git config --global user.email “correo” // agrega correo de usuario</text:p>
      <text:p text:style-name="P6">git config --global user.email // ver correo de usuario</text:p>
      <text:p text:style-name="P3"><text:span text:style-name="T1">git config --global color.ui true </text:span><text:span text:style-name="T10">// </text:span><text:span text:style-name="T1">activa la distinción de colores</text:span></text:p>
      <text:p text:style-name="P7"><text:span text:style-name="T1">git init // inicia proy</text:span><text:span text:style-name="T2">e</text:span><text:span text:style-name="T1">cto, se usa solo una vez <text:line-break/>git status // muestra lo que ya subimos o lo que nos falta por subir <text:line-break/>git add </text:span><text:span text:style-name="T9">&lt;nombre carpeta&gt;</text:span><text:span text:style-name="T1">// adiciona carpetas</text:span></text:p>
      <text:p text:style-name="P7"><text:span text:style-name="T9">git add -A // adiciona todas las carpetas</text:span><text:span text:style-name="T1"><text:line-break/>git commit -m "mensaje" /// asigna c</text:span><text:span text:style-name="T5">o</text:span><text:span text:style-name="T1">mentarios de lo que cambiamos <text:line-break/>git log /// m</text:span><text:span text:style-name="T3">u</text:span><text:span text:style-name="T1">estra todos los commit</text:span><text:span text:style-name="T3">s </text:span><text:span text:style-name="T1">que hicimos <text:line-break/>git checkout </text:span><text:span text:style-name="T4">&lt;rama o commit&gt; // viaja a la rama o commit especificado</text:span><text:span text:style-name="T1"><text:line-break/>git reset --soft </text:span><text:span text:style-name="T5">&lt;commit o rama&gt;</text:span><text:span text:style-name="T1">//no borra codigo <text:line-break/>git reset --mixed </text:span><text:span text:style-name="T5">&lt;commit o rama&gt;</text:span><text:span text:style-name="T1">// avanzado<text:line-break/>git reset --hard </text:span><text:span text:style-name="T5">&lt;commit o rama&gt;</text:span><text:span text:style-name="T1">//borra todo </text:span></text:p>
      <text:p text:style-name="P2"><text:span text:style-name="T1">git branch /// mu</text:span><text:span text:style-name="T6">e</text:span><text:span text:style-name="T1">stra las ramas<text:line-break/>git branch nombre // crea una rama<text:line-break/>git checkout // moverse en las ramas<text:line-break/>git branch -d </text:span><text:span text:style-name="T7">&lt;rama&gt;</text:span><text:span text:style-name="T1">// borra ramas<text:line-break/>git merge Rama // adiciona toda la rama en la rama que estamos po</text:span><text:span text:style-name="T8">s</text:span><text:span text:style-name="T1">icionados</text:span></text:p>
      <text:p text:style-name="P5">git remote add origin link_github // conectar con github</text:p>
      <text:p text:style-name="P5">git remote -v // ver nuestra conexion</text:p>
      <text:p text:style-name="P4">git remote remove origin // eliminar repositorio remoto</text:p>
      <text:p text:style-name="P4">git push origin master // enviar cambios a github</text:p>
      <text:p text:style-name="P4">git clone link_de_proyecto //Cuando no nos interesa colaborar en el proyecto, lo clonamos a nuestro comput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00:21.643067967</meta:creation-date>
    <dc:date>2017-08-29T11:15:35.168089395</dc:date>
    <meta:editing-duration>PT14M2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42" meta:character-count="1381" meta:non-whitespace-character-count="1154"/>
  </office:meta>
</office:document-meta>
</file>